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2" style:family="table-cell" style:parent-style-name="Default" style:data-style-name="N104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 style:data-style-name="N10106">
      <style:table-cell-properties fo:background-color="transparent"/>
    </style:style>
    <style:style style:name="ce9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 style:direction="ttb"/>
    </style:style>
    <style:style style:name="ce12" style:family="table-cell" style:parent-style-name="Default">
      <style:table-cell-properties style:text-align-source="fix" style:repeat-content="false" fo:background-color="transparent" fo:wrap-option="no-wrap" fo:border="none" style:direction="ltr" style:rotation-angle="90" style:shrink-to-fit="tru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10104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" style:family="table-cell" style:parent-style-name="Default" style:data-style-name="N10106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 style:data-style-name="N10106">
      <style:table-cell-properties fo:background-color="transparent" fo:border="none"/>
    </style:style>
    <style:style style:name="ce18" style:family="table-cell" style:parent-style-name="Default" style:data-style-name="N105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URACIÓN 2015" table:style-name="ta1">
        <table:shapes>
          <draw:frame draw:z-index="0" draw:style-name="gr1" draw:text-style-name="P1" svg:width="16.002cm" svg:height="10.201cm" svg:x="10.31cm" svg:y="0.883cm">
            <draw:object draw:notify-on-update-of-ranges="'FACTURACIÓN 2015'.B3:'FACTURACIÓN 2015'.B3 'FACTURACIÓN 2015'.B4:'FACTURACIÓN 2015'.B8 'FACTURACIÓN 2015'.C3:'FACTURACIÓN 2015'.C3 'FACTURACIÓN 2015'.C4:'FACTURACIÓN 2015'.C8 'FACTURACIÓN 2015'.D3:'FACTURACIÓN 2015'.D3 'FACTURACIÓN 2015'.D4:'FACTURACIÓN 2015'.D8 'FACTURACIÓN 2015'.E3:'FACTURACIÓN 2015'.E3 'FACTURACIÓN 2015'.E4:'FACTURACIÓN 2015'.E8 'FACTURACIÓN 2015'.F3:'FACTURACIÓN 2015'.F3 'FACTURACIÓN 2015'.F4:'FACTURACIÓN 2015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2" table:default-cell-style-name="ce14"/>
        <table:table-column table:style-name="co2" table:default-cell-style-name="ce4"/>
        <table:table-column table:style-name="co1" table:number-columns-repeated="4" table:default-cell-style-name="ce4"/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style-name="ce2"/>
          <table:table-cell table:style-name="ce5" office:value-type="string" calcext:value-type="string" table:number-columns-spanned="5" table:number-rows-spanned="1">
            <text:p>FACTURACIÓN AÑO 2015</text:p>
          </table:table-cell>
          <table:covered-table-cell table:number-columns-repeated="2"/>
          <table:covered-table-cell table:style-name="ce4"/>
          <table:covered-table-cell/>
          <table:table-cell table:number-columns-repeated="4"/>
        </table:table-row>
        <table:table-row table:style-name="ro1">
          <table:table-cell table:style-name="ce3"/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TRIMESTRE 1</text:p>
          </table:table-cell>
          <table:table-cell table:style-name="ce6" office:value-type="string" calcext:value-type="string">
            <text:p>TRIMESTRE 2</text:p>
          </table:table-cell>
          <table:table-cell table:style-name="ce6" office:value-type="string" calcext:value-type="string">
            <text:p>TRIMESTRE 3</text:p>
          </table:table-cell>
          <table:table-cell table:style-name="ce6" office:value-type="string" calcext:value-type="string">
            <text:p>TRIMESTRE 4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 office:value-type="string" calcext:value-type="string">
            <text:p>Cliente 1</text:p>
          </table:table-cell>
          <table:table-cell table:style-name="ce9" office:value-type="currency" office:currency="CLP" office:value="23000" calcext:value-type="currency">
            <text:p>$23.000</text:p>
          </table:table-cell>
          <table:table-cell table:style-name="ce9" office:value-type="currency" office:currency="CLP" office:value="34000" calcext:value-type="currency">
            <text:p>$34.000</text:p>
          </table:table-cell>
          <table:table-cell table:style-name="ce9" office:value-type="currency" office:currency="CLP" office:value="46780" calcext:value-type="currency">
            <text:p>$46.780</text:p>
          </table:table-cell>
          <table:table-cell table:style-name="ce9" office:value-type="currency" office:currency="CLP" office:value="24000" calcext:value-type="currency">
            <text:p>$24.0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liente 2</text:p>
          </table:table-cell>
          <table:table-cell table:style-name="ce9" office:value-type="currency" office:currency="CLP" office:value="97000" calcext:value-type="currency">
            <text:p>$97.000</text:p>
          </table:table-cell>
          <table:table-cell table:style-name="ce9" office:value-type="currency" office:currency="CLP" office:value="45000" calcext:value-type="currency">
            <text:p>$45.000</text:p>
          </table:table-cell>
          <table:table-cell table:style-name="ce9" office:value-type="currency" office:currency="CLP" office:value="34780" calcext:value-type="currency">
            <text:p>$34.780</text:p>
          </table:table-cell>
          <table:table-cell table:style-name="ce9" office:value-type="currency" office:currency="CLP" office:value="50000" calcext:value-type="currency">
            <text:p>$50.0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liente 3</text:p>
          </table:table-cell>
          <table:table-cell table:style-name="ce9" office:value-type="currency" office:currency="CLP" office:value="82800" calcext:value-type="currency">
            <text:p>$82.800</text:p>
          </table:table-cell>
          <table:table-cell table:style-name="ce9" office:value-type="currency" office:currency="CLP" office:value="112345" calcext:value-type="currency">
            <text:p>$112.345</text:p>
          </table:table-cell>
          <table:table-cell table:style-name="ce9" office:value-type="currency" office:currency="CLP" office:value="43700" calcext:value-type="currency">
            <text:p>$43.700</text:p>
          </table:table-cell>
          <table:table-cell table:style-name="ce9" office:value-type="currency" office:currency="CLP" office:value="34200" calcext:value-type="currency">
            <text:p>$34.2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liente 4</text:p>
          </table:table-cell>
          <table:table-cell table:style-name="ce9" office:value-type="currency" office:currency="CLP" office:value="57800" calcext:value-type="currency">
            <text:p>$57.800</text:p>
          </table:table-cell>
          <table:table-cell table:style-name="ce9" office:value-type="currency" office:currency="CLP" office:value="21565" calcext:value-type="currency">
            <text:p>$21.565</text:p>
          </table:table-cell>
          <table:table-cell table:style-name="ce9" office:value-type="currency" office:currency="CLP" office:value="86700" calcext:value-type="currency">
            <text:p>$86.700</text:p>
          </table:table-cell>
          <table:table-cell table:style-name="ce9" office:value-type="currency" office:currency="CLP" office:value="96150" calcext:value-type="currency">
            <text:p>$96.15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liente 5</text:p>
          </table:table-cell>
          <table:table-cell table:style-name="ce9" office:value-type="currency" office:currency="CLP" office:value="43700" calcext:value-type="currency">
            <text:p>$43.700</text:p>
          </table:table-cell>
          <table:table-cell table:style-name="ce9" office:value-type="currency" office:currency="CLP" office:value="7800" calcext:value-type="currency">
            <text:p>$7.800</text:p>
          </table:table-cell>
          <table:table-cell table:style-name="ce9" office:value-type="currency" office:currency="CLP" office:value="21500" calcext:value-type="currency">
            <text:p>$21.500</text:p>
          </table:table-cell>
          <table:table-cell table:style-name="ce9" office:value-type="currency" office:currency="CLP" office:value="14800" calcext:value-type="currency">
            <text:p>$14.800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5"/>
        </table:table-row>
        <table:table-row table:style-name="ro1" table:number-rows-repeated="3">
          <table:table-cell/>
          <table:table-cell table:style-name="ce8"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style-name="ce1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style-name="ce2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style-name="ce3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5"/>
        </table:table-row>
        <table:table-row table:style-name="ro1" table:number-rows-repeated="3">
          <table:table-cell/>
          <table:table-cell table:style-name="ce8"/>
          <table:table-cell table:number-columns-repeated="3"/>
          <table:table-cell table:style-name="ce8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8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style-name="ce1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style-name="ce2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style-name="ce3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ce4"/>
          <table:table-cell/>
          <table:table-cell table:style-name="ce18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ce4"/>
          <table:table-cell table:style-name="ce15" table:number-columns-spanned="5" table:number-rows-spanned="1"/>
          <table:covered-table-cell table:number-columns-repeated="4" table:style-name="ce13"/>
        </table:table-row>
        <table:table-row table:style-name="ro1">
          <table:table-cell/>
          <table:table-cell table:style-name="ce8"/>
          <table:table-cell/>
          <table:table-cell table:style-name="ce11"/>
          <table:table-cell table:style-name="ce4"/>
          <table:table-cell table:style-name="ce16" table:number-columns-repeated="5"/>
        </table:table-row>
        <table:table-row table:style-name="ro1">
          <table:table-cell/>
          <table:table-cell table:style-name="ce8"/>
          <table:table-cell/>
          <table:table-cell table:style-name="ce12"/>
          <table:table-cell table:style-name="ce13"/>
          <table:table-cell table:style-name="ce17" table:number-columns-repeated="5"/>
        </table:table-row>
        <table:table-row table:style-name="ro1">
          <table:table-cell/>
          <table:table-cell table:style-name="ce8"/>
          <table:table-cell/>
          <table:table-cell table:style-name="ce13" table:number-columns-repeated="2"/>
          <table:table-cell table:style-name="ce17" table:number-columns-repeated="5"/>
        </table:table-row>
        <table:table-row table:style-name="ro1" table:number-rows-repeated="2">
          <table:table-cell table:number-columns-repeated="3"/>
          <table:table-cell table:style-name="ce13" table:number-columns-repeated="2"/>
          <table:table-cell table:style-name="ce17" table:number-columns-repeated="5"/>
        </table:table-row>
        <table:table-row table:style-name="ro1">
          <table:table-cell/>
          <table:table-cell table:style-name="ce8"/>
          <table:table-cell/>
          <table:table-cell table:style-name="ce13" table:number-columns-repeated="2"/>
          <table:table-cell table:style-name="ce17" table:number-columns-repeated="5"/>
        </table:table-row>
        <table:table-row table:style-name="ro1" table:number-rows-repeated="5">
          <table:table-cell table:number-columns-repeated="3"/>
          <table:table-cell table:style-name="ce13" table:number-columns-repeated="2"/>
          <table:table-cell table:style-name="ce17" table:number-columns-repeated="5"/>
        </table:table-row>
        <table:table-row table:style-name="ro1">
          <table:table-cell table:number-columns-repeated="4"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decimal-places="1" number:min-integer-digits="1"/>
    </number:number-style>
    <number:currency-style style:name="N10104P0" style:volatile="true" number:language="es" number:country="ES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04" number:language="es" number:country="ES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ES">
      <number:currency-symbol number:language="es" number:country="CL">$</number:currency-symbol>
      <number:number number:decimal-places="1" number:min-decimal-places="1" number:min-integer-digits="1" number:grouping="true"/>
    </number:currency-style>
    <number:currency-style style:name="N10105" number:language="es" number:country="ES">
      <style:text-properties fo:color="#ff0000"/>
      <number:currency-symbol number:language="es" number:country="CL">$</number:currency-symbol>
      <number:text> -</number:text>
      <number:number number:decimal-places="1" number:min-decimal-places="1" number:min-integer-digits="1" number:grouping="true"/>
      <style:map style:condition="value()&gt;=0" style:apply-style-name="N10105P0"/>
    </number:currency-style>
    <number:currency-style style:name="N10106P0" style:volatile="true" number:language="es" number:country="ES">
      <number:currency-symbol number:language="es" number:country="CL">$</number:currency-symbol>
      <number:number number:decimal-places="2" number:min-decimal-places="2" number:min-integer-digits="1" number:grouping="true"/>
    </number:currency-style>
    <number:currency-style style:name="N10106" number:language="es" number:country="ES">
      <style:text-properties fo:color="#ff0000"/>
      <number:currency-symbol number:language="es" number:country="CL">$</number:currency-symbol>
      <number:text> -</number:text>
      <number:number number:decimal-places="2" number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21:11:48.988447563</meta:creation-date>
    <meta:generator>LibreOffice/7.1.0.3$Linux_X86_64 LibreOffice_project/f6099ecf3d29644b5008cc8f48f42f4a40986e4c</meta:generator>
    <dc:date>2021-03-10T22:23:56.188927258</dc:date>
    <meta:editing-duration>PT51M44S</meta:editing-duration>
    <meta:editing-cycles>8</meta:editing-cycles>
    <meta:document-statistic meta:table-count="1" meta:cell-count="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104P0" style:volatile="true" number:language="es" number:country="ES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04" number:language="es" number:country="ES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width="0.2cm" svg:stroke-color="#2a6099" draw:fill="solid" draw:fill-color="#00a933" draw:fill-gradient-name="Pastel_20_Bouquet" draw:gradient-step-count="0" draw:opacity="50%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5308d" fo:font-size="10pt" style:font-size-asian="10pt" style:font-size-complex="10pt"/>
    </style:style>
    <style:style style:name="ch7" style:family="chart" style:data-style-name="N10104">
      <style:chart-properties chart:display-label="true" chart:logarithmic="false" chart:minimum="0" chart:maximum="120000" chart:origin="0" chart:interval-major="20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color="#00a933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10.202cm" xlink:href=".." xlink:type="simple" chart:class="chart:bar" chart:style-name="ch1">
        <chart:title svg:x="2.358cm" svg:y="0.503cm" chart:style-name="ch2">
          <text:p>Facturación 2015</text:p>
        </chart:title>
        <chart:subtitle svg:x="2.672cm" svg:y="1.034cm" chart:style-name="ch3">
          <text:p>(por trimestres)</text:p>
        </chart:subtitle>
        <chart:legend chart:legend-position="end" svg:x="12.946cm" svg:y="4.055cm" style:legend-expansion="high" chart:style-name="ch4"/>
        <chart:plot-area chart:style-name="ch5" table:cell-range-address="'FACTURACIÓN 2015'.B3:'FACTURACIÓN 2015'.F8" chart:data-source-has-labels="both" svg:x="0.298cm" svg:y="0.184cm" svg:width="12.304cm" svg:height="9.68cm">
          <chart:coordinate-region svg:x="1.951cm" svg:y="0.383cm" svg:width="10.651cm" svg:height="8.834cm"/>
          <chart:axis chart:dimension="x" chart:name="primary-x" chart:style-name="ch6" chartooo:axis-type="auto">
            <chartooo:date-scale/>
            <chart:categories table:cell-range-address="'FACTURACIÓN 2015'.B4:'FACTURACIÓN 2015'.B8"/>
          </chart:axis>
          <chart:axis chart:dimension="y" chart:name="primary-y" chart:style-name="ch7">
            <chart:title svg:x="0cm" svg:y="5.531cm" chart:style-name="ch8">
              <text:p>Pesos</text:p>
            </chart:title>
            <chart:grid chart:style-name="ch9" chart:class="major"/>
          </chart:axis>
          <chart:series chart:style-name="ch10" chart:values-cell-range-address="'FACTURACIÓN 2015'.C4:'FACTURACIÓN 2015'.C8" chart:label-cell-address="'FACTURACIÓN 2015'.C3:'FACTURACIÓN 2015'.C3" chart:class="chart:bar">
            <chart:data-point chart:repeated="5"/>
          </chart:series>
          <chart:series chart:style-name="ch11" chart:values-cell-range-address="'FACTURACIÓN 2015'.D4:'FACTURACIÓN 2015'.D8" chart:label-cell-address="'FACTURACIÓN 2015'.D3:'FACTURACIÓN 2015'.D3" chart:class="chart:bar">
            <chart:data-point chart:repeated="5"/>
          </chart:series>
          <chart:series chart:style-name="ch12" chart:values-cell-range-address="'FACTURACIÓN 2015'.E4:'FACTURACIÓN 2015'.E8" chart:label-cell-address="'FACTURACIÓN 2015'.E3:'FACTURACIÓN 2015'.E3" chart:class="chart:bar">
            <chart:data-point chart:repeated="5"/>
          </chart:series>
          <chart:series chart:style-name="ch13" chart:values-cell-range-address="'FACTURACIÓN 2015'.F4:'FACTURACIÓN 2015'.F8" chart:label-cell-address="'FACTURACIÓN 2015'.F3:'FACTURACIÓN 2015'.F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MESTRE 1</text:p>
                <draw:g>
                  <svg:desc>'FACTURACIÓN 2015'.C3:'FACTURACIÓN 2015'.C3</svg:desc>
                </draw:g>
              </table:table-cell>
              <table:table-cell office:value-type="string">
                <text:p>TRIMESTRE 2</text:p>
                <draw:g>
                  <svg:desc>'FACTURACIÓN 2015'.D3:'FACTURACIÓN 2015'.D3</svg:desc>
                </draw:g>
              </table:table-cell>
              <table:table-cell office:value-type="string">
                <text:p>TRIMESTRE 3</text:p>
                <draw:g>
                  <svg:desc>'FACTURACIÓN 2015'.E3:'FACTURACIÓN 2015'.E3</svg:desc>
                </draw:g>
              </table:table-cell>
              <table:table-cell office:value-type="string">
                <text:p>TRIMESTRE 4</text:p>
                <draw:g>
                  <svg:desc>'FACTURACIÓN 2015'.F3:'FACTURACIÓN 2015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iente 1</text:p>
                <draw:g>
                  <svg:desc>'FACTURACIÓN 2015'.B4:'FACTURACIÓN 2015'.B8</svg:desc>
                </draw:g>
              </table:table-cell>
              <table:table-cell office:value-type="float" office:value="23000">
                <text:p>23000</text:p>
                <draw:g>
                  <svg:desc>'FACTURACIÓN 2015'.C4:'FACTURACIÓN 2015'.C8</svg:desc>
                </draw:g>
              </table:table-cell>
              <table:table-cell office:value-type="float" office:value="34000">
                <text:p>34000</text:p>
                <draw:g>
                  <svg:desc>'FACTURACIÓN 2015'.D4:'FACTURACIÓN 2015'.D8</svg:desc>
                </draw:g>
              </table:table-cell>
              <table:table-cell office:value-type="float" office:value="46780">
                <text:p>46780</text:p>
                <draw:g>
                  <svg:desc>'FACTURACIÓN 2015'.E4:'FACTURACIÓN 2015'.E8</svg:desc>
                </draw:g>
              </table:table-cell>
              <table:table-cell office:value-type="float" office:value="24000">
                <text:p>24000</text:p>
                <draw:g>
                  <svg:desc>'FACTURACIÓN 2015'.F4:'FACTURACIÓN 2015'.F8</svg:desc>
                </draw:g>
              </table:table-cell>
            </table:table-row>
            <table:table-row>
              <table:table-cell office:value-type="string">
                <text:p>Cliente 2</text:p>
              </table:table-cell>
              <table:table-cell office:value-type="float" office:value="97000">
                <text:p>97000</text:p>
              </table:table-cell>
              <table:table-cell office:value-type="float" office:value="45000">
                <text:p>45000</text:p>
              </table:table-cell>
              <table:table-cell office:value-type="float" office:value="34780">
                <text:p>3478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Cliente 3</text:p>
              </table:table-cell>
              <table:table-cell office:value-type="float" office:value="82800">
                <text:p>82800</text:p>
              </table:table-cell>
              <table:table-cell office:value-type="float" office:value="112345">
                <text:p>112345</text:p>
              </table:table-cell>
              <table:table-cell office:value-type="float" office:value="43700">
                <text:p>43700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string">
                <text:p>Cliente 4</text:p>
              </table:table-cell>
              <table:table-cell office:value-type="float" office:value="57800">
                <text:p>57800</text:p>
              </table:table-cell>
              <table:table-cell office:value-type="float" office:value="21565">
                <text:p>21565</text:p>
              </table:table-cell>
              <table:table-cell office:value-type="float" office:value="86700">
                <text:p>86700</text:p>
              </table:table-cell>
              <table:table-cell office:value-type="float" office:value="96150">
                <text:p>96150</text:p>
              </table:table-cell>
            </table:table-row>
            <table:table-row>
              <table:table-cell office:value-type="string">
                <text:p>Cliente 5</text:p>
              </table:table-cell>
              <table:table-cell office:value-type="float" office:value="43700">
                <text:p>43700</text:p>
              </table:table-cell>
              <table:table-cell office:value-type="float" office:value="7800">
                <text:p>7800</text:p>
              </table:table-cell>
              <table:table-cell office:value-type="float" office:value="21500">
                <text:p>21500</text:p>
              </table:table-cell>
              <table:table-cell office:value-type="float" office:value="14800">
                <text:p>14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f6099ecf3d29644b5008cc8f48f42f4a40986e4c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